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fo:language="en" fo:country="GB"/>
    </style:style>
    <style:style style:name="P3" style:parent-style-name="Normal" style:family="paragraph">
      <style:text-properties fo:language="en" fo:country="GB"/>
    </style:style>
    <style:style style:name="P4" style:parent-style-name="Normal" style:family="paragraph">
      <style:text-properties fo:font-weight="bold" style:font-weight-asian="bold" style:font-weight-complex="bold" fo:language="en" fo:country="GB"/>
    </style:style>
    <style:style style:name="P5" style:parent-style-name="Normal" style:family="paragraph">
      <style:text-properties fo:language="en" fo:country="GB"/>
    </style:style>
    <style:style style:name="T6" style:parent-style-name="Fuentedepárrafopredeter." style:family="text">
      <style:text-properties fo:font-weight="bold" style:font-weight-asian="bold" style:font-weight-complex="bold"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font-weight="bold" style:font-weight-asian="bold" style:font-weight-complex="bold"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font-weight="bold" style:font-weight-asian="bold" style:font-weight-complex="bold" fo:language="en" fo:country="GB"/>
    </style:style>
    <style:style style:name="P15" style:parent-style-name="Normal" style:family="paragraph">
      <style:text-properties fo:font-style="italic" style:font-style-asian="italic" style:font-style-complex="italic" fo:language="en" fo:country="GB"/>
    </style:style>
    <style:style style:name="T16" style:parent-style-name="Fuentedepárrafopredeter." style:family="text">
      <style:text-properties fo:font-style="italic" style:font-style-asian="italic" style:font-style-complex="italic" fo:language="en" fo:country="GB"/>
    </style:style>
    <style:style style:name="T17" style:parent-style-name="Fuentedepárrafopredeter." style:family="text">
      <style:text-properties fo:language="en" fo:country="GB"/>
    </style:style>
    <style:style style:name="T18" style:parent-style-name="Fuentedepárrafopredeter." style:family="text">
      <style:text-properties fo:language="en" fo:country="GB"/>
    </style:style>
    <style:style style:name="P19" style:parent-style-name="Normal" style:family="paragraph">
      <style:text-properties fo:font-style="italic" style:font-style-asian="italic" style:font-style-complex="italic" fo:language="en" fo:country="GB"/>
    </style:style>
    <style:style style:name="P20" style:parent-style-name="Normal" style:family="paragraph">
      <style:text-properties fo:font-style="italic" style:font-style-asian="italic" style:font-style-complex="italic" fo:language="en" fo:country="GB"/>
    </style:style>
    <style:style style:name="P21" style:parent-style-name="Normal" style:family="paragraph">
      <style:text-properties fo:font-style="italic" style:font-style-asian="italic" style:font-style-complex="italic" fo:language="en" fo:country="GB"/>
    </style:style>
    <style:style style:name="P22" style:parent-style-name="Normal" style:family="paragraph">
      <style:text-properties fo:font-style="italic" style:font-style-asian="italic" style:font-style-complex="italic" fo:language="en" fo:country="GB"/>
    </style:style>
    <style:style style:name="T23" style:parent-style-name="Fuentedepárrafopredeter." style:family="text">
      <style:text-properties fo:language="en" fo:country="GB"/>
    </style:style>
    <style:style style:name="T24" style:parent-style-name="Fuentedepárrafopredeter." style:family="text">
      <style:text-properties fo:language="en" fo:country="GB"/>
    </style:style>
    <style:style style:name="T25" style:parent-style-name="Fuentedepárrafopredeter." style:family="text">
      <style:text-properties fo:language="en" fo:country="GB"/>
    </style:style>
    <style:style style:name="T26" style:parent-style-name="Fuentedepárrafopredeter." style:family="text">
      <style:text-properties fo:language="en" fo:country="GB"/>
    </style:style>
    <style:style style:name="T27" style:parent-style-name="Fuentedepárrafopredeter." style:family="text">
      <style:text-properties fo:language="en" fo:country="GB"/>
    </style:style>
    <style:style style:name="T28" style:parent-style-name="Fuentedepárrafopredeter." style:family="text">
      <style:text-properties fo:language="en" fo:country="GB"/>
    </style:style>
    <style:style style:name="T29" style:parent-style-name="Fuentedepárrafopredeter." style:family="text">
      <style:text-properties fo:language="en" fo:country="GB"/>
    </style:style>
    <style:style style:name="T30" style:parent-style-name="Fuentedepárrafopredeter." style:family="text">
      <style:text-properties fo:language="en" fo:country="GB"/>
    </style:style>
    <style:style style:name="T31" style:parent-style-name="Fuentedepárrafopredeter." style:family="text">
      <style:text-properties fo:language="en" fo:country="GB"/>
    </style:style>
    <style:style style:name="T32" style:parent-style-name="Fuentedepárrafopredeter." style:family="text">
      <style:text-properties fo:color="#FF0000" fo:language="en" fo:country="GB"/>
    </style:style>
    <style:style style:name="T33" style:parent-style-name="Fuentedepárrafopredeter." style:family="text">
      <style:text-properties fo:color="#FF0000" fo:language="en" fo:country="GB"/>
    </style:style>
    <style:style style:name="T34" style:parent-style-name="Fuentedepárrafopredeter." style:family="text">
      <style:text-properties fo:color="#FF0000" fo:language="en" fo:country="GB"/>
    </style:style>
    <style:style style:name="T35" style:parent-style-name="Fuentedepárrafopredeter." style:family="text">
      <style:text-properties fo:color="#FF0000" fo:language="en" fo:country="GB"/>
    </style:style>
    <style:style style:name="P36" style:parent-style-name="Normal" style:family="paragraph">
      <style:text-properties fo:language="en" fo:country="GB"/>
    </style:style>
    <style:style style:name="P37" style:parent-style-name="Párrafodelista" style:list-style-name="LFO1" style:family="paragraph">
      <style:text-properties fo:language="en" fo:country="GB"/>
    </style:style>
    <style:style style:name="P38" style:parent-style-name="Párrafodelista" style:list-style-name="LFO1" style:family="paragraph">
      <style:text-properties fo:font-style="italic" style:font-style-asian="italic" style:font-style-complex="italic" fo:language="en" fo:country="GB"/>
    </style:style>
    <style:style style:name="P39" style:parent-style-name="Párrafodelista" style:family="paragraph">
      <style:text-properties fo:font-style="italic" style:font-style-asian="italic" style:font-style-complex="italic" fo:language="en" fo:country="GB"/>
    </style:style>
    <style:style style:name="P40" style:parent-style-name="Párrafodelista" style:list-style-name="LFO1" style:family="paragraph">
      <style:text-properties fo:font-style="italic" style:font-style-asian="italic" style:font-style-complex="italic" fo:language="en" fo:country="GB"/>
    </style:style>
    <style:style style:name="P41" style:parent-style-name="Párrafodelista" style:list-style-name="LFO1" style:family="paragraph">
      <style:text-properties fo:font-style="italic" style:font-style-asian="italic" style:font-style-complex="italic" fo:language="en" fo:country="GB"/>
    </style:style>
    <style:style style:name="P42" style:parent-style-name="Párrafodelista" style:list-style-name="LFO1" style:family="paragraph">
      <style:text-properties fo:font-style="italic" style:font-style-asian="italic" style:font-style-complex="italic" fo:language="en" fo:country="GB"/>
    </style:style>
    <style:style style:name="P43" style:parent-style-name="Párrafodelista" style:list-style-name="LFO1" style:family="paragraph">
      <style:text-properties fo:font-style="italic" style:font-style-asian="italic" style:font-style-complex="italic" fo:language="en" fo:country="GB"/>
    </style:style>
    <style:style style:name="P44" style:parent-style-name="Normal" style:family="paragraph">
      <style:text-properties fo:font-style="italic" style:font-style-asian="italic" style:font-style-complex="italic" fo:language="en" fo:country="GB"/>
    </style:style>
    <style:style style:name="P45" style:parent-style-name="Párrafodelista" style:list-style-name="LFO1" style:family="paragraph">
      <style:text-properties fo:font-style="italic" style:font-style-asian="italic" style:font-style-complex="italic" fo:language="en" fo:country="GB"/>
    </style:style>
    <style:style style:name="P46" style:parent-style-name="Párrafodelista" style:list-style-name="LFO1" style:family="paragraph">
      <style:text-properties fo:font-style="italic" style:font-style-asian="italic" style:font-style-complex="italic" fo:language="en" fo:country="GB"/>
    </style:style>
    <style:style style:name="P47" style:parent-style-name="Párrafodelista" style:list-style-name="LFO1" style:family="paragraph">
      <style:text-properties fo:font-style="italic" style:font-style-asian="italic" style:font-style-complex="italic" fo:language="en" fo:country="GB"/>
    </style:style>
    <style:style style:name="P48" style:parent-style-name="Párrafodelista" style:list-style-name="LFO1" style:family="paragraph"/>
    <style:style style:name="T49" style:parent-style-name="Fuentedepárrafopredeter." style:family="text">
      <style:text-properties fo:font-style="italic" style:font-style-asian="italic" style:font-style-complex="italic" fo:language="en" fo:country="GB"/>
    </style:style>
    <style:style style:name="T50" style:parent-style-name="Fuentedepárrafopredeter." style:family="text">
      <style:text-properties fo:font-style="italic" style:font-style-asian="italic" style:font-style-complex="italic" fo:language="en" fo:country="GB"/>
    </style:style>
    <style:style style:name="T51" style:parent-style-name="Fuentedepárrafopredeter." style:family="text">
      <style:text-properties fo:font-weight="bold" style:font-weight-asian="bold" style:font-weight-complex="bold"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font-weight="bold" style:font-weight-asian="bold" style:font-weight-complex="bold" fo:language="en" fo:country="GB"/>
    </style:style>
    <style:style style:name="P59" style:parent-style-name="Normal" style:family="paragraph">
      <style:text-properties fo:font-style="italic" style:font-style-asian="italic" style:font-style-complex="italic" fo:language="en" fo:country="GB"/>
    </style:style>
    <style:style style:name="P60" style:parent-style-name="Normal" style:family="paragraph">
      <style:text-properties fo:font-style="italic" style:font-style-asian="italic" style:font-style-complex="italic" fo:language="en" fo:country="GB"/>
    </style:style>
    <style:style style:name="P61" style:parent-style-name="Normal" style:family="paragraph">
      <style:text-properties fo:font-style="italic" style:font-style-asian="italic" style:font-style-complex="italic" fo:language="en" fo:country="GB"/>
    </style:style>
    <style:style style:name="P62" style:parent-style-name="Normal" style:family="paragraph">
      <style:text-properties fo:font-style="italic" style:font-style-asian="italic" style:font-style-complex="italic" fo:language="en" fo:country="GB"/>
    </style:style>
    <style:style style:name="P63" style:parent-style-name="Normal" style:family="paragraph">
      <style:text-properties fo:font-style="italic" style:font-style-asian="italic" style:font-style-complex="italic" fo:language="en" fo:country="GB"/>
    </style:style>
    <style:style style:name="P64" style:parent-style-name="Normal" style:family="paragraph">
      <style:text-properties fo:font-style="italic" style:font-style-asian="italic" style:font-style-complex="italic" fo:language="en" fo:country="GB"/>
    </style:style>
    <style:style style:name="P65" style:parent-style-name="Normal" style:family="paragraph">
      <style:text-properties fo:font-style="italic" style:font-style-asian="italic" style:font-style-complex="italic" fo:language="en" fo:country="GB"/>
    </style:style>
    <style:style style:name="T66" style:parent-style-name="Fuentedepárrafopredeter." style:family="text">
      <style:text-properties fo:font-style="italic" style:font-style-asian="italic" style:font-style-complex="italic" fo:language="en" fo:country="GB"/>
    </style:style>
  </office:automatic-styles>
  <office:body>
    <office:text text:use-soft-page-breaks="true">
      <text:p text:style-name="P1"><text:span text:style-name="T2">Definition<text:s/></text:span></text:p>
      <text:p text:style-name="P3">Parkinson’s disease (PD) is a progressive neurodegenerative disorder of movement that is age. It is second in frequency only to Alzheimer’s disease. It affects tens of millions of people worldwide, and the frequency and<text:s/>associated socioeconomic burden of the condition are set to increase as the elderly population grows.</text:p>
      <text:p text:style-name="P4">Symptoms</text:p>
      <text:p text:style-name="P5">The disease is characterized by poverty if voluntary movements (akinesia), slowness and impaired scaling of voluntary movement (bradykinesia), muscle rigidity and tremor of the limbs at rest.</text:p>
      <text:p text:style-name="Normal"><text:span text:style-name="T6">Basal Ganglia<text:s/></text:span></text:p>
      <text:p text:style-name="P7">The basal ganglia (BG) is the region of the brain which is responsible for movement and learning. The operation of the BG network in health and disease is heavily determined by<text:s/>its dual composition: the striatum on the one hand and all the other BG nuclei on the other. That comprises the globus pallidus<text:s/>(GP)<text:s/>and the substantia nigra. These two neuronal populations have different membrane properties and organizational principles.</text:p>
      <text:p text:style-name="P8">The<text:s/>core but not exclusive pathology of PD is the degeneration of the dopaminergic neurons in the substantia nigra, which cause the striatum to be dopamine deprived.</text:p>
      <text:p text:style-name="P9">The striatum is the major portal of the basal ganglia (BG), receiving inputs from the cerebral<text:s/>cortex and thalamus.</text:p>
      <text:p text:style-name="P10">Treatment</text:p>
      <text:p text:style-name="P11">PD is treated today with dopaminergic drugs, DBS or lesioning of the basal ganglia. The latter suppresses spontaneous beta synchrony at the operation target; the former does too, particularly low beta band oscillations.<text:s/></text:p>
      <text:p text:style-name="P12">The<text:s/>dopamine prodrug levodopa remains he gold standard for the treatment of PD. However, long-term use of it over five to ten years is associated with the development of motor complications in up to 80% of patients.</text:p>
      <text:p text:style-name="P13">As a result, there has been a resurgence of<text:s/>interest in functional neurosurgery. In particular, DBS of the subthalamic nucleus with implanted macroelectrodes can be an effective treatment. There is increasing evidence that high-frequency DBS suppresses pathologically synchronized activity at both BG and cortical levels. At least in the cortical level, the relationship between DBS-induced beta suppression and improvement in bradykinesia and rigidity is approximately linear.<text:s/></text:p>
      <text:p text:style-name="P14">Beta oscillations</text:p>
      <text:p text:style-name="P15">Dopamine coordinates neuronal activity in the frequency domain. When controlled by dopamine, dynamic beta oscillation<text:s/>(15-30 Hz)<text:s/>in corticobasal ganglia circuits may be important for normal movement.<text:s/></text:p>
      <text:p text:style-name="Normal"><text:span text:style-name="T16">However, after dopamine loss, inappropriately reverberatory interactions within GP, and between GP and STN, may not only support but also actively promote the emergence of excessively synchronized beta oscillations at the network level.<text:s/></text:span><text:span text:style-name="T17">Normally, synchronization in the basal ganglia is suppressed before and during movement, but in PD, baseline levels of<text:s/></text:span><text:soft-page-break/><text:span text:style-name="T18">synchrony can be elevated and relatively resistant to suppression, so that the selection and compression of cortical information can be impaired.<text:s/></text:span></text:p>
      <text:p text:style-name="P19">These exaggerated beta oscillations are reduced during voluntary movements and are attenuated, together with motor symptoms, by therapeutic interventions.<text:s/></text:p>
      <text:p text:style-name="P20">GP neurons, by virtue of their widespread innervation of all BG nuclei and feed-back/feed-forward mechanisms, are in a central position to orchestrate the generation and propagation of exaggerated beta oscillations in STN and the entire BG.</text:p>
      <text:p text:style-name="P21">Dysregulation of corticobasal ganglia network activity in space and time after dopamine loss will profoundly affect information processing therein, providing a possible mechanism whereby excessive beta oscillations may be pathological in PD.</text:p>
      <text:p text:style-name="P22">Inappropriately synchronized beta oscillations in the STN accompany movement difficulties (bradykinesia) in PD. The cellular and network substrates underlying these exaggerated beta oscillations are unknown but activity in the GP, which forms a network with STN, might be of particular importance.<text:s/></text:p>
      <text:p text:style-name="Normal"><text:span text:style-name="T23">L</text:span><text:span text:style-name="T24">ocal field potential (L</text:span><text:span text:style-name="T25">FP</text:span><text:span text:style-name="T26">)</text:span><text:span text:style-name="T27"><text:s/>recordings in patients withdrawn from their antiparkinsonian medication have consistently revealed prominent<text:s/></text:span><text:span text:style-name="T28">oscillations<text:s/></text:span><text:span text:style-name="T29">in the</text:span><text:span text:style-name="T30"><text:s/>beta frequency band</text:span><text:span text:style-name="T31">.<text:s/></text:span><text:span text:style-name="T32">It has been argued that these basal ganglia LFP oscillations are the product of synchronized<text:s/></text:span><text:span text:style-name="T33">activity across large populations of local neuronal elem</text:span><text:span text:style-name="T34">ents and, hence, indicate pathological synchronization between neurons. This conclusion has been strongly supported by intra operative recordings that demonstrate that local neuronal discharges in the STN, in particular, are locked to oscillatory LFP activ</text:span><text:span text:style-name="T35">ity in the beta band.</text:span></text:p>
      <text:p text:style-name="P36">Other random facts:</text:p>
      <text:list text:style-name="LFO1" text:continue-numbering="true">
        <text:list-item>
          <text:p text:style-name="P37">The activity in the lower beta band is sensitive to dopaminergic therapy.</text:p>
        </text:list-item>
        <text:list-item>
          <text:p text:style-name="P38">GP neurons are in a central position to propagate and synchronize oscillatory activity because they<text:s/>project to all other BG nuclei.</text:p>
        </text:list-item>
      </text:list>
      <text:p text:style-name="P39">There’s the<text:s/>hypothesis that, in PD, GP neurons excessively synchronize their activity in the beta frequency band and, moreover, may orchestrate such overt rhythmic activity in the STN.</text:p>
      <text:list text:style-name="LFO1" text:continue-numbering="true">
        <text:list-item>
          <text:p text:style-name="P40">The precisely timed discharges of GP and STN neurons indicate that rhythmic sequences of recurrent excitation<text:s/>and inhibition between GP neurons, could support abnormal beta oscillations.<text:s/></text:p>
        </text:list-item>
        <text:list-item>
          <text:p text:style-name="P41">We propose that GP neurons are critical for orchestrating exaggerated beta oscillations in STN and corticobasal ganglia circuits in PD.</text:p>
        </text:list-item>
        <text:list-item>
          <text:p text:style-name="P42">Dopamine loss is associated with hypoactivity in GP and hyperactivity in STN.</text:p>
        </text:list-item>
        <text:list-item>
          <text:p text:style-name="P43">Activity disturbances in time and frequency domains are likely both important determinants of parkinsonian phenotypes.<text:s/></text:p>
        </text:list-item>
      </text:list>
      <text:p text:style-name="P44">STN-GP network interactions during excessive beta oscillations:</text:p>
      <text:list text:style-name="LFO1" text:continue-numbering="true">
        <text:list-item>
          <text:p text:style-name="P45">During any given beta<text:s/>oscillation cycle, most GP neurons did not burst but instead fired a single spike in a precisely timed manner.</text:p>
        </text:list-item>
        <text:list-item>
          <text:p text:style-name="P46">Because striatum will likely receive rhythmic cortical inputs, striatopallidal inhibition may also be important for the beta oscillations in GP.</text:p>
        </text:list-item>
        <text:list-item>
          <text:p text:style-name="P47">Precisely timed striatal outputs may not play a dominant role in actively orchestrating the excessive beta oscillations that emerge in the STN-GP network.<text:s/></text:p>
        </text:list-item>
        <text:list-item>
          <text:p text:style-name="P48"><text:span text:style-name="T49">Increased striatopallidal neuron activity after dopamine loss however might partly account for the o</text:span><text:span text:style-name="T50">verall decrease in GP neuron firing during beta oscillations.</text:span></text:p>
        </text:list-item>
      </text:list>
      <text:p text:style-name="Normal"><text:span text:style-name="T51">Models using animals<text:s/></text:span></text:p>
      <text:p text:style-name="P52">In healthy animals, there’s a relative lack of beta LFP activity in the STN and GP. That, together with the fact that the oscillatory LFP activity in the beta band in PD patients is suppressed with dopaminergic drugs in tandem with clinical improvement, is the basis for presuming that beta activity in untreated patients is pathologically exaggerated.</text:p>
      <text:p text:style-name="P53">The latter also suggests that synchronization might be related to motor impairment. Beta oscillations in the LFP picked up in the STN and GP are reduced in PD patients before and during self and externally paced voluntary movements. Exceptions to this rule are rare.</text:p>
      <text:p text:style-name="P54">Monkeys treated with the toxin MPTP show an increase in the fraction of basal ganglia neurons that discharge in bursts. These bursts are either irregular or oscillatory and have been found in STN and GP. In most cases, the bursts follow the frequency of tremor or its higher harmonics. Both STN inactivation and dopamine replacement therapy ameliorate the MPTP tremor and other motor symptoms and reduce 8-20 Hz oscillations in GP, supporting the role of oscillations in this frequency band in the pathophysiology of PD symptoms.</text:p>
      <text:p text:style-name="P55">In a study of LFP and spiking activity in the cortex and the basal ganglia of monkeys concluded that, in the parkinsonian<text:s/>condition, cortex-ganglia networks are more tightly related to global modes of brain dynamics that are echoed by the cortex and basal ganglia.</text:p>
      <text:p text:style-name="P56">In rodents, chronic and acute dopaminergic denervation leads to excessive oscillatory activity in basal ganglia<text:s/>LFPs that can be suppressed by treatment with dopamine agonists or levodopa.</text:p>
      <text:p text:style-name="P57">The frequency of synchronization tends to be higher in the parkinsonian rodent than in the primates, and similar to that seen in patients with PD.</text:p>
      <text:p text:style-name="P58">Mallet study with rodents</text:p>
      <text:p text:style-name="P59">In<text:s/>animal models, loss of midbrain dopamine neurons induces excessive synchronization of oscillatory activity in the BG and associated circuits.<text:s/></text:p>
      <text:p text:style-name="P60">This particular study was done<text:s/>using clinically relevant rat models of PD to investigate the neural basis of abnormal synchronized oscillations in GP and STN after dopamine loss. Synchronization of GP unit activity increased by almost 100-fold during beta oscillations.</text:p>
      <text:p text:style-name="P61">The experimental procedures were performed on adult male Sprague Dawley rats, and conducted in accordance with the Animals (Scientific Procedures) Act, and with Society for Neuroscience Policies on the Use of Animals in Neuroscience Research. (A description of the methods and procedures to experiment with the rats is detailed on the document.)</text:p>
      <text:p text:style-name="P62">In normal rats, activity histograms confirmed that in control rats the spike trains of most GP neurons were not modulated in time with the cortical slow (approximately 1 Hz) oscillation. In contrast, in lesioned rats, the spontaneous activity of GP neurons was more irregular, such that<text:s/><text:soft-page-break/>neurons exhibited rhythmic pauses or reductions in activity and thus, tended to discharge in time with the cortical slow oscillation.</text:p>
      <text:p text:style-name="P63">In both normal and lesioned rats, STN neurons preferentially discharged during the active component of the cortical slow oscillation.<text:s/></text:p>
      <text:p text:style-name="P64">Excessive beta oscillations were expressed in STN unit activity and STN-LFPs during cortical activation in lesioned animals only.</text:p>
      <text:p text:style-name="P65">During beta oscillations, STN neurons discharge a “burst” of spikes or a single spike in time with most beta cycles.</text:p>
      <text:p text:style-name="Normal"><text:span text:style-name="T66">During each beta cycle, the peak activity of GP neurons coincided with minimal activity of STN and GP neurons, while peak activities of STN and GP-TA neurons coincided with minimal activity of GP-TI neur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iam vall rovira</meta:initial-creator>
    <dc:creator>miriam vall rovira</dc:creator>
    <meta:creation-date>2020-03-02T17:36:00Z</meta:creation-date>
    <dc:date>2020-03-03T16:47:00Z</dc:date>
    <meta:template xlink:href="Normal" xlink:type="simple"/>
    <meta:editing-cycles>3</meta:editing-cycles>
    <meta:editing-duration>PT12900S</meta:editing-duration>
    <meta:document-statistic meta:page-count="4" meta:paragraph-count="19" meta:word-count="1480" meta:character-count="9602" meta:row-count="67" meta:non-whitespace-character-count="8141"/>
  </office:meta>
</office:document-meta>
</file>